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05e7" officeooo:paragraph-rsid="000605e7"/>
    </style:style>
    <style:style style:name="P2" style:family="paragraph" style:parent-style-name="Standard">
      <style:text-properties officeooo:rsid="0006b899" officeooo:paragraph-rsid="0006b899"/>
    </style:style>
    <style:style style:name="P3" style:family="paragraph" style:parent-style-name="Standard">
      <style:text-properties officeooo:rsid="0008a069" officeooo:paragraph-rsid="0008a069"/>
    </style:style>
    <style:style style:name="P4" style:family="paragraph" style:parent-style-name="Standard">
      <style:text-properties officeooo:rsid="0008a069" officeooo:paragraph-rsid="0008a069"/>
    </style:style>
    <style:style style:name="P5" style:family="paragraph" style:parent-style-name="Standard">
      <style:text-properties officeooo:rsid="000a2923" officeooo:paragraph-rsid="000a2923"/>
    </style:style>
    <style:style style:name="T1" style:family="text">
      <style:text-properties officeooo:rsid="0006a5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<text:span text:style-name="T1">UNLIMITED SHIPPING 31/05/2021 <text:s/></text:span></text:p>
      <text:p text:style-name="P2">2eme modification faite pour des Test !!!!!!</text:p>
      <text:p text:style-name="P3">3eme !</text:p>
      <text:p text:style-name="P5">4eme modification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13:15:56.725090155</meta:creation-date>
    <dc:date>2021-06-18T22:21:02.445300379</dc:date>
    <meta:editing-duration>PT1M1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5" meta:character-count="106" meta:non-whitespace-character-count="92"/>
  </office:meta>
</office:document-meta>
</file>